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</style:style>
    <style:style style:name="T1" style:family="text">
      <style:text-properties officeooo:rsid="000ea6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T</text:span>uto pour utiliser proAIS2 <text:span text:style-name="T1">et l</text:span>inux</text:p>
      <text:p text:style-name="Standard"/>
      <text:p text:style-name="P1">Et voilà j'ai la joie d'avoir mon Em-Track B100 grâce à l'achat groupé.Et comme je suis un indécrottable linuxien je voulais à tout prix programmer ce B100 sous Linux avec l'aide de l'émulateur Wine.</text:p>
      <text:p text:style-name="Standard"/>
      <text:p text:style-name="Standard"><text:a xlink:type="simple" xlink:href="https://www.hisse-et-oh.com/sailing/un-tuto-pour-utiliser-proais2-sous-linux" text:style-name="Internet_20_link" text:visited-style-name="Visited_20_Internet_20_Link">https://www.hisse-et-oh.com/sailing/un-tuto-pour-utiliser-proais2-sous-linux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7T21:26:13.391000000</meta:creation-date>
    <meta:generator>LibreOffice/6.4.3.2$Windows_X86_64 LibreOffice_project/747b5d0ebf89f41c860ec2a39efd7cb15b54f2d8</meta:generator>
    <dc:date>2020-05-07T21:29:40.966000000</dc:date>
    <meta:editing-duration>PT3M36S</meta:editing-duration>
    <meta:editing-cycles>2</meta:editing-cycles>
    <meta:document-statistic meta:table-count="0" meta:image-count="0" meta:object-count="0" meta:page-count="1" meta:paragraph-count="3" meta:word-count="41" meta:character-count="310" meta:non-whitespace-character-count="272"/>
  </office:meta>
</office:document-meta>
</file>